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ard">
      <style:paragraph-properties fo:break-before="page"/>
    </style:style>
    <style:style style:name="P2" style:family="paragraph" style:parent-style-name="Standaard">
      <style:text-properties fo:language="en" fo:country="US"/>
    </style:style>
    <style:style style:name="P3" style:family="paragraph" style:parent-style-name="Standaard">
      <style:text-properties fo:language="en" fo:country="US" fo:font-weight="bold" style:font-weight-asian="bold" style:font-weight-complex="bold"/>
    </style:style>
    <style:style style:name="P4" style:family="paragraph" style:parent-style-name="Standaard">
      <style:paragraph-properties fo:margin-left="0.9791in" fo:margin-right="0in" fo:text-indent="-0.9791in" style:auto-text-indent="false">
        <style:tab-stops/>
      </style:paragraph-properties>
    </style:style>
    <style:style style:name="P5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paragraph-rsid="001d543a"/>
    </style:style>
    <style:style style:name="P6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cc94e" officeooo:paragraph-rsid="001cc94e"/>
    </style:style>
    <style:style style:name="P7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cc94e" officeooo:paragraph-rsid="001d543a"/>
    </style:style>
    <style:style style:name="P8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bold" officeooo:rsid="001cc94e" officeooo:paragraph-rsid="001cc94e" style:font-weight-asian="bold" style:font-weight-complex="bold"/>
    </style:style>
    <style:style style:name="P9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bold" officeooo:rsid="001d543a" officeooo:paragraph-rsid="001d543a" style:font-weight-asian="bold" style:font-weight-complex="bold"/>
    </style:style>
    <style:style style:name="P10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cc94e" officeooo:paragraph-rsid="001cc94e" style:font-weight-asian="normal" style:font-weight-complex="normal"/>
    </style:style>
    <style:style style:name="P11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cc94e" officeooo:paragraph-rsid="001d543a" style:font-weight-asian="normal" style:font-weight-complex="normal"/>
    </style:style>
    <style:style style:name="P12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fo:font-weight="normal" officeooo:rsid="001d543a" officeooo:paragraph-rsid="001d543a" style:font-weight-asian="normal" style:font-weight-complex="normal"/>
    </style:style>
    <style:style style:name="P13" style:family="paragraph" style:parent-style-name="Standaard">
      <style:paragraph-properties fo:margin-left="0.9791in" fo:margin-right="0in" fo:text-indent="-0.9791in" style:auto-text-indent="false">
        <style:tab-stops/>
      </style:paragraph-properties>
      <style:text-properties officeooo:rsid="001d543a" officeooo:paragraph-rsid="001d543a"/>
    </style:style>
    <style:style style:name="P14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normal" officeooo:rsid="001e74fb" officeooo:paragraph-rsid="001e74fb" style:font-weight-asian="normal" style:font-weight-complex="normal"/>
    </style:style>
    <style:style style:name="P15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bold" officeooo:rsid="001e74fb" officeooo:paragraph-rsid="001e74fb" style:font-weight-asian="bold" style:font-weight-complex="bold"/>
    </style:style>
    <style:style style:name="P16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bold" officeooo:rsid="001f15a3" officeooo:paragraph-rsid="001f15a3" style:font-weight-asian="bold" style:font-weight-complex="bold"/>
    </style:style>
    <style:style style:name="P17" style:family="paragraph" style:parent-style-name="Standaard">
      <style:paragraph-properties fo:margin-left="0in" fo:margin-right="0in" fo:text-indent="0in" style:auto-text-indent="false">
        <style:tab-stops/>
      </style:paragraph-properties>
      <style:text-properties fo:font-weight="normal" officeooo:rsid="001f15a3" officeooo:paragraph-rsid="001f15a3" style:font-weight-asian="normal" style:font-weight-complex="normal"/>
    </style:style>
    <style:style style:name="P18" style:family="paragraph" style:parent-style-name="Kop_20_1" style:master-page-name="MP0">
      <style:paragraph-properties style:page-number="auto" fo:break-before="page"/>
    </style:style>
    <style:style style:name="T1" style:family="text">
      <style:text-properties officeooo:rsid="001cc94e"/>
    </style:style>
    <style:style style:name="T2" style:family="text">
      <style:text-properties officeooo:rsid="001d543a"/>
    </style:style>
    <style:style style:name="T3" style:family="text">
      <style:text-properties officeooo:rsid="001f15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print retrospective</text:h>
      <text:h text:style-name="Kop_20_2" text:outline-level="2">Week 1</text:h>
      <text:p text:style-name="Standaard">Tom:</text:p>
      <text:p text:style-name="Standaard">Team is teveel bezig met de architectuur te veranderen. Dat probleem is te groot om voor ons aan te pakken, en niet het doel van onze verandering.</text:p>
      <text:p text:style-name="Standaard">Stoppen met een te groot deel van de architectuur te veranderen.</text:p>
      <text:p text:style-name="Standaard">Doorgaan met client en server opsplitsen</text:p>
      <text:p text:style-name="Standaard"/>
      <text:p text:style-name="Standaard">Daniel:</text:p>
      <text:p text:style-name="Standaard">Goed begonnen met sprint planning. Taken zijn goed opgesplitst, pair programming werkte goed. </text:p>
      <text:p text:style-name="Standaard">De backlog moet gedetailleerder, betere estimations</text:p>
      <text:p text:style-name="Standaard">Proces verloopt goed, geen dingen waar we mee moeten stoppen.</text:p>
      <text:p text:style-name="Standaard"/>
      <text:p text:style-name="Standaard">Shirley:</text:p>
      <text:p text:style-name="Standaard">We moeten knopen door gaan hakken, en dit communiceren naar iedereen. </text:p>
      <text:p text:style-name="Standaard">Stoppen met alleen maar aan de je eigen onderdeel werken, blijf (globaal) op de hoogte wat de rest doet</text:p>
      <text:p text:style-name="Standaard">Werken in kleine teams van 2/3 mensen werkt goed. </text:p>
      <text:p text:style-name="Standaard"/>
      <text:p text:style-name="Standaard">Sille:</text:p>
      <text:p text:style-name="Standaard">Meer specifieke en onafhankelijke taken opstellen. </text:p>
      <text:p text:style-name="Standaard">Stoppen met teveel afwijken van je eigen taak, waardoor het team afhankelijk van een persoon wordt. </text:p>
      <text:p text:style-name="Standaard">Doorgaan met pair programming (2/2/3)</text:p>
      <text:p text:style-name="Standaard"/>
      <text:p text:style-name="Standaard">Sander:</text:p>
      <text:p text:style-name="Standaard">Meer communiceren, wat, en hoever. Vooral buiten de projecturen blijven communiceren. Als het niet lukt, ook even melden. </text:p>
      <text:p text:style-name="Standaard">Doorgaan met pair programming (2/2/3)</text:p>
      <text:p text:style-name="Standaard"/>
      <text:p text:style-name="Standaard">Jan:</text:p>
      <text:p text:style-name="Standaard">Communicatie over werkzaamheden, globaal op de hoogte blijven. </text:p>
      <text:p text:style-name="P2">Backlog moet specifieker</text:p>
      <text:p text:style-name="P2"><text:soft-page-break/></text:p>
      <text:p text:style-name="Standaard">Martin:</text:p>
      <text:p text:style-name="Standaard">Pair programming blijven doen.</text:p>
      <text:p text:style-name="Standaard">stoppen met hopen dat iets werkt door andermans werk. Alleen dingen toevoegen als het daarvoor blijft werken (Jenkins)</text:p>
      <text:p text:style-name="Standaard">Starten met gebruik maken van branches voor elke functie. Branches mogen stuk zijn, pull requests moeten stabiel zijn. </text:p>
      <text:p text:style-name="Standaard"/>
      <text:p text:style-name="Standaard">PLAN VOOR VERBETERING</text:p>
      <text:p text:style-name="Standaard">---------------------</text:p>
      <text:p text:style-name="Standaard">Binnen de Trello cards kan je checklists maken. Gebruik dit voor kleinere taken binnen een groter geheel. (Bijvoorbeeld verslag)</text:p>
      <text:p text:style-name="Standaard">Als je niks te doen hebt, ga grote (onbekende) cards uitwerken in kleinere cards of checklists. </text:p>
      <text:p text:style-name="Standaard">Trello moet een goed overzicht bieden over wie wat aan het doen is. </text:p>
      <text:p text:style-name="Standaard">Aan het einde van de sessie even kort bijpraten over de voortgang. </text:p>
      <text:p text:style-name="Standaard">Voor continous integration, gebruik branches voor initiele commits, merge met hoofdbranch zodra het af is.</text:p>
      <text:p text:style-name="P1"/>
      <text:h text:style-name="Kop_20_2" text:outline-level="2">Week 2</text:h>
      <text:p text:style-name="P3">Sille</text:p>
      <text:p text:style-name="P5">Keep <text:span text:style-name="T1">Doing</text:span>: <text:tab/>Progress! Communicatie gaat veel beter, taken worden helder omschreven, verdeling is duidelijk en Trello gebruik is goed</text:p>
      <text:p text:style-name="P5">Stop <text:span text:style-name="T1">Doing</text:span>: <text:tab/>Slacken tijdens projecturen. Ik merk bij mezelf en anderen dat we tijdens de projecturen regelmatig niet bezig zijn met waar we bezig mee zouden moeten zijn. </text:p>
      <text:p text:style-name="P4"><text:tab/>In cirkels blijven draaien en blijven ploeteren zonder resultaat. Als je na een paar uur nog weinig verder bent, vraag hulp!</text:p>
      <text:p text:style-name="P5">Start <text:span text:style-name="T1">Doing</text:span>: <text:tab/>Wellicht aanvulling op bovenstaande: Pauze houden is goed, maar misschien naar beneden/buiten. In het lab gewoon aan het werk!</text:p>
      <text:p text:style-name="P4"/>
      <text:p text:style-name="P8">Martin </text:p>
      <text:p text:style-name="P7">Keep Doing: <text:span text:style-name="T2">Communicatie gaat veel beter .</text:span></text:p>
      <text:p text:style-name="P13">Stop <text:s/><text:span text:style-name="T1">Doing: </text:span>Precies wat Sille zij over stop doing. <text:span text:style-name="T3">Meer mensen moeten het serieuzer nemen.</text:span></text:p>
      <text:p text:style-name="P7"><text:span text:style-name="T2">Start </text:span>Doing: <text:span text:style-name="T2">We kunnen goed aan het werk gaan, de hele infrastructuur is nu klaar. We kunnen nu goed aan het werk.</text:span></text:p>
      <text:p text:style-name="P8">Sander</text:p>
      <text:p text:style-name="P6">Keep Doing: Communicatie gaat een stuk beter. </text:p>
      <text:p text:style-name="P6">Stop Doing: Martin &amp; Jan meer focussen op <text:span text:style-name="T2">hun </text:span>eigen <text:span text:style-name="T3">taken</text:span>.</text:p>
      <text:p text:style-name="P6">Start Doing: We weten nu eindelijk wat we kunnen gaan doen en wat we willen gaan doen.</text:p>
      <text:p text:style-name="P8">Daniel</text:p>
      <text:p text:style-name="P10">Keep Doing: Splitsen van taken en trello gebruik goed. Kan nog wel steeds iets beter. Communicatie is wel goed, maar kan ook beter. </text:p>
      <text:p text:style-name="P11">Stop Doing: Niet focussen tijdens het project.</text:p>
      <text:p text:style-name="P11">Start Doing: Meer van elkaar laten weten hoe alles werkt.</text:p>
      <text:p text:style-name="P9">Shirley</text:p>
      <text:p text:style-name="P12">Keep Doing: </text:p>
      <text:p text:style-name="P12">Stop Doing: eens met Sander, meer op je eigen taak focussen.</text:p>
      <text:p text:style-name="P12">Start Doing: op een moment meer de tijd nemen om iedereen op de hoogte te brengen. Documentatie is nog een te lage prioriteit. Trello gebruik moet nog beter confrom de sprint-planning.</text:p>
      <text:p text:style-name="P9">Tom</text:p>
      <text:p text:style-name="P12"><text:soft-page-break/>Keep Doing: Betere checks van wat iedereen precies gedaan heeft.</text:p>
      <text:p text:style-name="P12">Stop Doing: </text:p>
      <text:p text:style-name="P12">Start Doing: Sprint planning moet beter.</text:p>
      <text:p text:style-name="P16">Jan </text:p>
      <text:p text:style-name="P17">Keep Doing: We hebben redelijk veel voor elkaar gekregen tijdens deze sprint. </text:p>
      <text:p text:style-name="P17">Stop Doing: </text:p>
      <text:p text:style-name="P17">Start Doing: Het gebruik van trello was ok, maar de taken zouden specifieker moeten worden beschreven. </text:p>
      <text:p text:style-name="P15">Samenvatting voor vervolg:</text:p>
      <text:p text:style-name="P14">Vervolg: Meer focus, meer op specifieke taken richten. Kwa communicatie even een kort “retrospective” aan het eind van de werk u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l" fo:country="N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Kop_20_1" style:display-name="Kop 1" style:family="paragraph" style:parent-style-name="Standaard" style:next-style-name="Standaard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Kop_20_2" style:display-name="Kop 2" style:family="paragraph" style:parent-style-name="Standaard" style:next-style-name="Standaard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Standaardalinea-lettertype" style:family="text"/>
    <style:style style:name="Kop_20_1_20_Char" style:display-name="Kop 1 Char" style:family="text" style:parent-style-name="Standaardalinea-lettertype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Kop_20_2_20_Char" style:display-name="Kop 2 Char" style:family="text" style:parent-style-name="Standaardalinea-lettertype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dc:description/>
    <dc:subject/>
    <meta:initial-creator>Sille Kamoen</meta:initial-creator>
    <meta:creation-date>2014-05-22T09:47:00Z</meta:creation-date>
    <dc:date>2014-05-22T21:24:39.261314788</dc:date>
    <meta:editing-cycles>7</meta:editing-cycles>
    <meta:editing-duration>PT5M52S</meta:editing-duration>
    <meta:document-statistic meta:table-count="0" meta:image-count="0" meta:object-count="0" meta:page-count="4" meta:paragraph-count="67" meta:word-count="636" meta:character-count="3964" meta:non-whitespace-character-count="3369"/>
    <meta:template xlink:type="simple" xlink:actuate="onRequest" xlink:title="" xlink:href="Normal.dotm"/>
  </office:meta>
</office:document-meta>
</file>